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3a9e6" officeooo:paragraph-rsid="0013a9e6"/>
    </style:style>
    <style:style style:name="P2" style:family="paragraph" style:parent-style-name="Standard">
      <style:text-properties style:font-name="Liberation Sans" officeooo:rsid="0014b236" officeooo:paragraph-rsid="0014b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ADLINE:</text:p>
      <text:p text:style-name="P1">Because everyone needs well engineered solution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jit Karve</meta:initial-creator>
    <meta:creation-date>2016-04-09T22:08:18.914412836</meta:creation-date>
    <meta:generator>LibreOffice/5.0.3.2$Linux_X86_64 LibreOffice_project/00m0$Build-2</meta:generator>
    <dc:date>2016-04-09T22:10:43.376087344</dc:date>
    <dc:creator>Manjit Karve</dc:creator>
    <meta:editing-duration>PT2M24S</meta:editing-duration>
    <meta:editing-cycles>2</meta:editing-cycles>
    <meta:document-statistic meta:table-count="0" meta:image-count="0" meta:object-count="0" meta:page-count="1" meta:paragraph-count="2" meta:word-count="7" meta:character-count="58" meta:non-whitespace-character-count="53"/>
  </office:meta>
</office:document-meta>
</file>